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.1in" loext:contextual-spacing="false"/>
      <style:text-properties officeooo:paragraph-rsid="00164c27"/>
    </style:style>
    <style:style style:name="P2" style:family="paragraph" style:parent-style-name="Standard" style:list-style-name="L1">
      <style:paragraph-properties fo:margin-top="0in" fo:margin-bottom="0.1in" loext:contextual-spacing="false"/>
      <style:text-properties officeooo:paragraph-rsid="0017c2a1"/>
    </style:style>
    <style:style style:name="P3" style:family="paragraph" style:parent-style-name="Standard" style:list-style-name="L1">
      <style:paragraph-properties fo:margin-top="0in" fo:margin-bottom="0.1in" loext:contextual-spacing="false"/>
      <style:text-properties officeooo:rsid="00147ac8" officeooo:paragraph-rsid="00147ac8"/>
    </style:style>
    <style:style style:name="P4" style:family="paragraph" style:parent-style-name="Standard" style:list-style-name="L1">
      <style:paragraph-properties fo:margin-top="0in" fo:margin-bottom="0.1in" loext:contextual-spacing="false"/>
      <style:text-properties officeooo:rsid="00147ac8" officeooo:paragraph-rsid="00191f5c"/>
    </style:style>
    <style:style style:name="P5" style:family="paragraph" style:parent-style-name="Standard" style:list-style-name="L1">
      <style:paragraph-properties fo:margin-top="0in" fo:margin-bottom="0.1in" loext:contextual-spacing="false"/>
      <style:text-properties officeooo:rsid="00147ac8" officeooo:paragraph-rsid="0020c7d3"/>
    </style:style>
    <style:style style:name="P6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194e9b"/>
    </style:style>
    <style:style style:name="P7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19e1c4"/>
    </style:style>
    <style:style style:name="P8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1c6190"/>
    </style:style>
    <style:style style:name="P9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1d2a61"/>
    </style:style>
    <style:style style:name="P10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2549f1"/>
    </style:style>
    <style:style style:name="P11" style:family="paragraph" style:parent-style-name="Standard" style:list-style-name="L1">
      <style:paragraph-properties fo:margin-top="0in" fo:margin-bottom="0.1in" loext:contextual-spacing="false"/>
      <style:text-properties officeooo:rsid="00194e9b" officeooo:paragraph-rsid="002f664a"/>
    </style:style>
    <style:style style:name="P12" style:family="paragraph" style:parent-style-name="Standard" style:list-style-name="L1">
      <style:paragraph-properties fo:margin-top="0in" fo:margin-bottom="0.1in" loext:contextual-spacing="false"/>
      <style:text-properties officeooo:rsid="001ac301" officeooo:paragraph-rsid="001ac301"/>
    </style:style>
    <style:style style:name="P13" style:family="paragraph" style:parent-style-name="Standard" style:list-style-name="L1">
      <style:paragraph-properties fo:margin-top="0in" fo:margin-bottom="0.1in" loext:contextual-spacing="false"/>
      <style:text-properties officeooo:rsid="001ac301" officeooo:paragraph-rsid="0024caf3"/>
    </style:style>
    <style:style style:name="P14" style:family="paragraph" style:parent-style-name="Standard" style:list-style-name="L1">
      <style:paragraph-properties fo:margin-top="0in" fo:margin-bottom="0.1in" loext:contextual-spacing="false"/>
      <style:text-properties officeooo:rsid="001bc719" officeooo:paragraph-rsid="001bc719"/>
    </style:style>
    <style:style style:name="P15" style:family="paragraph" style:parent-style-name="Standard" style:list-style-name="L1">
      <style:paragraph-properties fo:margin-top="0in" fo:margin-bottom="0.1in" loext:contextual-spacing="false"/>
      <style:text-properties officeooo:rsid="001bc719" officeooo:paragraph-rsid="00227499"/>
    </style:style>
    <style:style style:name="P16" style:family="paragraph" style:parent-style-name="Standard" style:list-style-name="L1">
      <style:paragraph-properties fo:margin-top="0in" fo:margin-bottom="0.1in" loext:contextual-spacing="false"/>
      <style:text-properties officeooo:rsid="001bc719" officeooo:paragraph-rsid="0028b137"/>
    </style:style>
    <style:style style:name="P17" style:family="paragraph" style:parent-style-name="Standard" style:list-style-name="L1">
      <style:paragraph-properties fo:margin-top="0in" fo:margin-bottom="0.1in" loext:contextual-spacing="false"/>
      <style:text-properties officeooo:rsid="001bc719" officeooo:paragraph-rsid="00317d0a"/>
    </style:style>
    <style:style style:name="P18" style:family="paragraph" style:parent-style-name="Standard">
      <style:paragraph-properties fo:margin-top="0in" fo:margin-bottom="0.1in" loext:contextual-spacing="false"/>
      <style:text-properties officeooo:rsid="001bc719" officeooo:paragraph-rsid="00317d0a"/>
    </style:style>
    <style:style style:name="P19" style:family="paragraph" style:parent-style-name="Standard" style:list-style-name="L1">
      <style:paragraph-properties fo:margin-top="0in" fo:margin-bottom="0.1in" loext:contextual-spacing="false"/>
      <style:text-properties officeooo:rsid="001ee498" officeooo:paragraph-rsid="001ee498"/>
    </style:style>
    <style:style style:name="P20" style:family="paragraph" style:parent-style-name="Standard" style:list-style-name="L1">
      <style:paragraph-properties fo:margin-top="0in" fo:margin-bottom="0.1in" loext:contextual-spacing="false"/>
      <style:text-properties officeooo:rsid="001ee498" officeooo:paragraph-rsid="002a92f4"/>
    </style:style>
    <style:style style:name="P21" style:family="paragraph" style:parent-style-name="Standard" style:list-style-name="L1">
      <style:paragraph-properties fo:margin-top="0in" fo:margin-bottom="0.1in" loext:contextual-spacing="false"/>
      <style:text-properties officeooo:rsid="00222307" officeooo:paragraph-rsid="00222307"/>
    </style:style>
    <style:style style:name="P22" style:family="paragraph" style:parent-style-name="Standard" style:list-style-name="L1">
      <style:paragraph-properties fo:margin-top="0in" fo:margin-bottom="0.1in" loext:contextual-spacing="false"/>
      <style:text-properties officeooo:rsid="00222307" officeooo:paragraph-rsid="00260220"/>
    </style:style>
    <style:style style:name="P23" style:family="paragraph" style:parent-style-name="Standard" style:list-style-name="L1">
      <style:paragraph-properties fo:margin-top="0in" fo:margin-bottom="0.1in" loext:contextual-spacing="false"/>
      <style:text-properties officeooo:rsid="002a01bc" officeooo:paragraph-rsid="002a01bc"/>
    </style:style>
    <style:style style:name="P24" style:family="paragraph" style:parent-style-name="Standard" style:list-style-name="L1">
      <style:paragraph-properties fo:margin-top="0in" fo:margin-bottom="0.1in" loext:contextual-spacing="false"/>
      <style:text-properties officeooo:rsid="002a01bc" officeooo:paragraph-rsid="002d9f22"/>
    </style:style>
    <style:style style:name="P25" style:family="paragraph" style:parent-style-name="Standard" style:list-style-name="L3">
      <style:paragraph-properties fo:margin-top="0in" fo:margin-bottom="0.1in" loext:contextual-spacing="false"/>
      <style:text-properties fo:color="#000000" officeooo:rsid="003574be" officeooo:paragraph-rsid="003574be"/>
    </style:style>
    <style:style style:name="P26" style:family="paragraph" style:parent-style-name="Standard" style:list-style-name="L3">
      <style:paragraph-properties fo:margin-top="0in" fo:margin-bottom="0.1in" loext:contextual-spacing="false"/>
      <style:text-properties fo:color="#000000" officeooo:rsid="0035c28c" officeooo:paragraph-rsid="0035c28c"/>
    </style:style>
    <style:style style:name="T1" style:family="text">
      <style:text-properties fo:color="#cccccc"/>
    </style:style>
    <style:style style:name="T2" style:family="text">
      <style:text-properties fo:color="#cccccc" officeooo:rsid="00164c27"/>
    </style:style>
    <style:style style:name="T3" style:family="text">
      <style:text-properties officeooo:rsid="00164c27"/>
    </style:style>
    <style:style style:name="T4" style:family="text">
      <style:text-properties fo:color="#000000"/>
    </style:style>
    <style:style style:name="T5" style:family="text">
      <style:text-properties fo:color="#000000" officeooo:rsid="00164c27"/>
    </style:style>
    <style:style style:name="T6" style:family="text">
      <style:text-properties fo:color="#000000" officeooo:rsid="0017c2a1"/>
    </style:style>
    <style:style style:name="T7" style:family="text">
      <style:text-properties fo:color="#000000" officeooo:rsid="00191f5c"/>
    </style:style>
    <style:style style:name="T8" style:family="text">
      <style:text-properties fo:color="#000000" officeooo:rsid="0019e1c4"/>
    </style:style>
    <style:style style:name="T9" style:family="text">
      <style:text-properties fo:color="#000000" officeooo:rsid="001c6190"/>
    </style:style>
    <style:style style:name="T10" style:family="text">
      <style:text-properties fo:color="#000000" officeooo:rsid="001d2a61"/>
    </style:style>
    <style:style style:name="T11" style:family="text">
      <style:text-properties fo:color="#000000" officeooo:rsid="0020c7d3"/>
    </style:style>
    <style:style style:name="T12" style:family="text">
      <style:text-properties fo:color="#000000" officeooo:rsid="00227499"/>
    </style:style>
    <style:style style:name="T13" style:family="text">
      <style:text-properties fo:color="#000000" officeooo:rsid="0024caf3"/>
    </style:style>
    <style:style style:name="T14" style:family="text">
      <style:text-properties fo:color="#000000" officeooo:rsid="002549f1"/>
    </style:style>
    <style:style style:name="T15" style:family="text">
      <style:text-properties fo:color="#000000" officeooo:rsid="00260220"/>
    </style:style>
    <style:style style:name="T16" style:family="text">
      <style:text-properties fo:color="#000000" officeooo:rsid="0028b137"/>
    </style:style>
    <style:style style:name="T17" style:family="text">
      <style:text-properties fo:color="#000000" officeooo:rsid="002a92f4"/>
    </style:style>
    <style:style style:name="T18" style:family="text">
      <style:text-properties fo:color="#000000" officeooo:rsid="002d9f22"/>
    </style:style>
    <style:style style:name="T19" style:family="text">
      <style:text-properties fo:color="#000000" officeooo:rsid="002f664a"/>
    </style:style>
    <style:style style:name="T20" style:family="text">
      <style:text-properties fo:color="#000000" officeooo:rsid="0030d5c3"/>
    </style:style>
    <style:style style:name="T21" style:family="text">
      <style:text-properties fo:color="#000000" officeooo:rsid="00325a17"/>
    </style:style>
    <style:style style:name="T22" style:family="text">
      <style:text-properties fo:color="#000000" officeooo:rsid="0032979f"/>
    </style:style>
    <style:style style:name="T23" style:family="text">
      <style:text-properties fo:color="#000000" officeooo:rsid="0032abef"/>
    </style:style>
    <style:style style:name="T24" style:family="text">
      <style:text-properties fo:color="#ff3333" officeooo:rsid="00164c27"/>
    </style:style>
    <style:style style:name="T25" style:family="text">
      <style:text-properties fo:color="#0000cc"/>
    </style:style>
    <style:style style:name="T26" style:family="text">
      <style:text-properties fo:color="#0000cc" officeooo:rsid="00164c27"/>
    </style:style>
    <style:style style:name="T27" style:family="text">
      <style:text-properties fo:color="#ff33ff"/>
    </style:style>
    <style:style style:name="T28" style:family="text">
      <style:text-properties fo:color="#ff33ff" officeooo:rsid="00164c27"/>
    </style:style>
    <style:style style:name="T29" style:family="text">
      <style:text-properties fo:color="#009900"/>
    </style:style>
    <style:style style:name="T30" style:family="text">
      <style:text-properties fo:color="#009900" officeooo:rsid="00164c27"/>
    </style:style>
    <style:style style:name="T31" style:family="text">
      <style:text-properties fo:color="#ff9900"/>
    </style:style>
    <style:style style:name="T32" style:family="text">
      <style:text-properties fo:color="#ff9900" officeooo:rsid="00164c27"/>
    </style:style>
    <style:style style:name="T33" style:family="text">
      <style:text-properties fo:color="#808080"/>
    </style:style>
    <style:style style:name="T34" style:family="text">
      <style:text-properties fo:color="#808080" officeooo:rsid="00164c27"/>
    </style:style>
    <style:style style:name="T35" style:family="text">
      <style:text-properties fo:color="#9933ff"/>
    </style:style>
    <style:style style:name="T36" style:family="text">
      <style:text-properties fo:color="#9933ff" officeooo:rsid="00164c27"/>
    </style:style>
    <style:style style:name="T37" style:family="text">
      <style:text-properties officeooo:rsid="002d3fe9"/>
    </style:style>
    <style:style style:name="T38" style:family="text">
      <style:text-properties officeooo:rsid="003642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04571476360229584" text:style-name="L3">
        <text:list-item>
          <text:p text:style-name="P25">Three children: Alex (A), Ben (B), and Carol ©</text:p>
        </text:list-item>
        <text:list-item>
          <text:p text:style-name="P26">Elf O lies on even numbered days and tells the truth on odd numbered days</text:p>
        </text:list-item>
        <text:list-item>
          <text:p text:style-name="P26">Elf E lies on odd numbered days and tells the truth on even numbered days</text:p>
        </text:list-item>
      </text:list>
      <text:list xml:id="list5402979533722254100" text:style-name="L1">
        <text:list-header>
          <text:p text:style-name="P1"><text:span text:style-name="T24"/></text:p>
        </text:list-header>
        <text:list-item>
          <text:p text:style-name="P1"><text:span text:style-name="T24">Red shoes </text:span><text:span text:style-name="T5">says: “Alex wants 1, 2, or 3”</text:span></text:p>
        </text:list-item>
        <text:list-item>
          <text:p text:style-name="P2"><text:span text:style-name="T24">Red shoes </text:span><text:span text:style-name="T5">says: “Alex wants 1, </text:span><text:span text:style-name="T6">4, or 2</text:span><text:span text:style-name="T5">”</text:span></text:p>
        </text:list-item>
        <text:list-item>
          <text:p text:style-name="P4"><text:span text:style-name="T2">White shirt </text:span><text:span text:style-name="T5">says “</text:span><text:span text:style-name="T7">Alex lives at 2, 1, or 6</text:span><text:span text:style-name="T5">”</text:span></text:p>
        </text:list-item>
        <text:list-item>
          <text:p text:style-name="P6"><text:span text:style-name="T26">B</text:span><text:span text:style-name="T25">lue shoes</text:span><text:span text:style-name="T4"> says: “495 is my favorite number”</text:span></text:p>
        </text:list-item>
        <text:list-item>
          <text:p text:style-name="P7"><text:span text:style-name="T24">Red shoes </text:span><text:span text:style-name="T5">says: “Alex </text:span><text:span text:style-name="T8">lives at 1, 9, or 6</text:span><text:span text:style-name="T5">”</text:span></text:p>
        </text:list-item>
        <text:list-item>
          <text:p text:style-name="P12"><text:span text:style-name="T28">P</text:span><text:span text:style-name="T27">ink shirt</text:span><text:span text:style-name="T4"> says: “Ben does not live at 6”</text:span></text:p>
        </text:list-item>
        <text:list-item>
          <text:p text:style-name="P14"><text:span text:style-name="T29">Green hat </text:span><text:span text:style-name="T4">says: “Ben lives at 3 or 4”</text:span></text:p>
        </text:list-item>
        <text:list-item>
          <text:p text:style-name="P8"><text:span text:style-name="T24">Red shoes </text:span><text:span text:style-name="T5">says: “</text:span><text:span text:style-name="T9">The </text:span><text:span text:style-name="T23">toys the children want are</text:span><text:span text:style-name="T9"> 5, 2, </text:span><text:span text:style-name="T23">and</text:span><text:span text:style-name="T9"> 9</text:span><text:span text:style-name="T5">”</text:span></text:p>
        </text:list-item>
        <text:list-item>
          <text:p text:style-name="P9"><text:span text:style-name="T26">Blue shoes</text:span><text:span text:style-name="T5"> says: “</text:span><text:span text:style-name="T10">Ben lives at 5, 1, or 2</text:span><text:span text:style-name="T5">”</text:span></text:p>
        </text:list-item>
        <text:list-item>
          <text:p text:style-name="P19"><text:span text:style-name="T32">O</text:span><text:span text:style-name="T31">range hat </text:span><text:span text:style-name="T4">says: “249 is my favorite number”</text:span></text:p>
        </text:list-item>
        <text:list-item>
          <text:p text:style-name="P5"><text:span text:style-name="T1">White shirt </text:span><text:span text:style-name="T4">says “</text:span><text:span text:style-name="T11">497 is my favorite number</text:span><text:span text:style-name="T4">”</text:span></text:p>
        </text:list-item>
        <text:list-item>
          <text:p text:style-name="P21"><text:span text:style-name="T33">Grey trousers</text:span><text:span text:style-name="T4"> says: “Alex lives at 3, 1, or 5”</text:span></text:p>
        </text:list-item>
        <text:list-item>
          <text:p text:style-name="P15"><text:span text:style-name="T29">Green hat </text:span><text:span text:style-name="T4">says: “</text:span><text:span text:style-name="T12">One child lives at 7</text:span><text:span text:style-name="T4">”</text:span></text:p>
        </text:list-item>
        <text:list-item>
          <text:p text:style-name="P13"><text:span text:style-name="T28">P</text:span><text:span text:style-name="T27">ink shirt</text:span><text:span text:style-name="T4"> says: “</text:span><text:span text:style-name="T13">One child lives at 8</text:span><text:span text:style-name="T4">”</text:span></text:p>
        </text:list-item>
        <text:list-item>
          <text:p text:style-name="P10"><text:span text:style-name="T26">Blue shoes</text:span><text:span text:style-name="T5"> says: “</text:span><text:span text:style-name="T14">Carol lives at 9, 6, or 8</text:span><text:span text:style-name="T5">”</text:span></text:p>
        </text:list-item>
        <text:list-item>
          <text:p text:style-name="P10"><text:span text:style-name="T26">Blue shoes</text:span><text:span text:style-name="T5"> says: “</text:span><text:span text:style-name="T14">I’m the same elf as yesterday. Ben wants 5, 7, or 0</text:span><text:span text:style-name="T5">”</text:span></text:p>
        </text:list-item>
        <text:list-item>
          <text:p text:style-name="P22"><text:span text:style-name="T34">Grey trousers</text:span><text:span text:style-name="T5"> says: “</text:span><text:span text:style-name="T15">Alex wants 1</text:span><text:span text:style-name="T5">”</text:span></text:p>
        </text:list-item>
        <text:list-item>
          <text:p text:style-name="P16"><text:span text:style-name="T30">Green hat </text:span><text:span text:style-name="T5">says: “</text:span><text:span text:style-name="T16">Ben wants 1, 5, or 4</text:span><text:span text:style-name="T5">”</text:span></text:p>
        </text:list-item>
        <text:list-item>
          <text:p text:style-name="P23"><text:span text:style-name="T36">P</text:span><text:span text:style-name="T35">urple trousers </text:span><text:span text:style-name="T4">says: “Carol lives at 2, 6, or 8”</text:span></text:p>
        </text:list-item>
        <text:list-item>
          <text:p text:style-name="P20"><text:span text:style-name="T32">O</text:span><text:span text:style-name="T31">range hat </text:span><text:span text:style-name="T4">says: “</text:span><text:span text:style-name="T17">Carol wants 2</text:span><text:span text:style-name="T4">”</text:span></text:p>
        </text:list-item>
        <text:list-item>
          <text:p text:style-name="P3"><text:span text:style-name="T1">White shirt </text:span>says “Yesterday’s elf lied <text:span text:style-name="T38">and C</text:span>arol wants 4, 9, or <text:span text:style-name="T37">6</text:span>”</text:p>
        </text:list-item>
        <text:list-item>
          <text:p text:style-name="P24"><text:span text:style-name="T36">P</text:span><text:span text:style-name="T35">urple trousers </text:span><text:span text:style-name="T4">says: “</text:span><text:span text:style-name="T18">Carol wants 1, 2, 3, 6, or 7</text:span><text:span text:style-name="T4">”</text:span></text:p>
        </text:list-item>
        <text:list-item>
          <text:p text:style-name="P11"><text:span text:style-name="T24">Red shoes </text:span><text:span text:style-name="T5">says: “</text:span><text:span text:style-name="T19">Carol wants </text:span><text:span text:style-name="T20">1, 2, 3, 4, 5, 6, or 8</text:span><text:span text:style-name="T19">. I am yesterday’s elf</text:span><text:span text:style-name="T5">”</text:span></text:p>
        </text:list-item>
        <text:list-item>
          <text:p text:style-name="P17"><text:span text:style-name="T30">Green hat </text:span><text:span text:style-name="T5">says: “</text:span><text:span text:style-name="T21">The product of the six final present</text:span><text:span text:style-name="T22">s</text:span><text:span text:style-name="T21"> and homes is 960</text:span><text:span text:style-name="T5">”</text:span></text:p>
        </text:list-item>
      </text:list>
      <text:p text:style-name="P18"><text:span text:style-name="T5"/></text:p>
      <text:p text:style-name="P1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use-window-font-color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6:06:10.089540700</meta:creation-date>
    <dc:date>2017-12-25T21:52:22.306146100</dc:date>
    <meta:editing-duration>PT5H45M21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306" meta:character-count="1387" meta:non-whitespace-character-count="1135"/>
  </office:meta>
</office:document-meta>
</file>